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text-shadow="none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4pt" fo:text-shadow="none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</style:style>
    <style:style style:name="P7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24pt" fo:text-shadow="1pt 1pt" style:font-size-asian="24pt" style:font-size-complex="24pt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4pt" fo:text-shadow="1pt 1pt" style:font-size-asian="24pt" style:font-size-complex="24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773</text:span></text:p>
            <text:p text:style-name="P1"><text:span text:style-name="T2">“</text:span><text:span text:style-name="T2">Hear Us, Father, When We Pra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52cm" svg:x="1.038cm" svg:y="0.608cm">
          <draw:text-box>
            <text:p text:style-name="P4"><text:span text:style-name="T3">1. </text:span><text:span text:style-name="T4">Hear us, Father, when we pray,</text:span><text:span text:style-name="T4"><text:line-break/></text:span><text:span text:style-name="T4">Through Your Son and in Your Spirit.</text:span><text:span text:style-name="T4"><text:line-break/></text:span><text:span text:style-name="T4">By Your Spirit’s Word convey</text:span><text:span text:style-name="T4"><text:line-break/></text:span><text:span text:style-name="T4">All that we through Christ inheri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4.218cm" svg:x="1.038cm" svg:y="0.608cm">
          <draw:text-box>
            <text:p text:style-name="P4"><text:span text:style-name="T4">That as baptized heirs we may </text:span></text:p>
            <text:p text:style-name="P4"><text:span text:style-name="T4">Truly pray. 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4cm" svg:height="7.62cm" svg:x="1.27cm" svg:y="0.508cm">
          <draw:text-box>
            <text:p text:style-name="P4"><text:span text:style-name="T3">2. </text:span><text:span text:style-name="T4">When we know not what to say</text:span><text:span text:style-name="T4"><text:line-break/></text:span><text:span text:style-name="T4">And our wounded souls are pleading,</text:span><text:span text:style-name="T4"><text:line-break/></text:span><text:span text:style-name="T4">May Your Spirit, night and day,</text:span><text:span text:style-name="T4"><text:line-break/></text:span><text:span text:style-name="T4">Groan within us intercedi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5.4cm" svg:height="4.064cm" svg:x="1.27cm" svg:y="0.762cm">
          <draw:text-box>
            <text:p text:style-name="P4"><text:span text:style-name="T4">By His sighs, too deep for words,</text:span><text:span text:style-name="T4"><text:line-break/></text:span><text:span text:style-name="T4">We are heard.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5" draw:layer="layout" svg:width="25.674cm" svg:height="7.222cm" svg:x="0.996cm" svg:y="0.652cm">
          <draw:text-box>
            <text:p text:style-name="P4"><text:span text:style-name="T3">3. </text:span><text:span text:style-name="T4">Jesus, advocate on high, </text:span><text:span text:style-name="T4"><text:line-break/></text:span><text:span text:style-name="T4">Sacrificed on Calv’ry’s altar,</text:span><text:span text:style-name="T4"><text:line-break/></text:span><text:span text:style-name="T4">Through Your priestly blood we cry:</text:span><text:span text:style-name="T4"><text:line-break/></text:span><text:span text:style-name="T4">Hear our prayers, though they may falt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8" draw:text-style-name="P5" draw:layer="layout" svg:width="25.4cm" svg:height="4.682cm" svg:x="0.996cm" svg:y="0.906cm">
          <draw:text-box>
            <text:p text:style-name="P4"><text:span text:style-name="T4">Place them on Your Father’s throne</text:span><text:span text:style-name="T4"><text:line-break/></text:span><text:span text:style-name="T4">As Your own. 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7" draw:layer="layout" svg:width="25.4cm" svg:height="7.62cm" svg:x="1.016cm" svg:y="0.762cm">
          <draw:text-box>
            <text:p text:style-name="P6"><text:span text:style-name="T3">4. </text:span><text:span text:style-name="T4">By Your Spirit now attend</text:span><text:span text:style-name="T4"><text:line-break/></text:span><text:span text:style-name="T4">To our prayers and supplications,</text:span><text:span text:style-name="T4"><text:line-break/></text:span><text:span text:style-name="T4">As like incense they ascend</text:span><text:span text:style-name="T4"><text:line-break/></text:span><text:span text:style-name="T4">To Your heav’nly habit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9" draw:text-style-name="P7" draw:layer="layout" svg:width="25.4cm" svg:height="11.895cm" svg:x="1.016cm" svg:y="0.762cm">
          <draw:text-box>
            <text:p text:style-name="P6"><text:span text:style-name="T4">May their fragrance waft above,</text:span><text:span text:style-name="T4"><text:line-break/></text:span><text:span text:style-name="T4">God of love.</text:span></text:p>
            <text:p text:style-name="P6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<text:s text:c="2"/></text:span><text:span text:style-name="T6">© Chad L. Bird. </text:span></text:p>
            <text:p text:style-name="P8"><text:span text:style-name="T6"><text:s text:c="2"/></text:span><text:span text:style-name="T6">Used by permission: </text:span></text:p>
            <text:p text:style-name="P8"><text:span text:style-name="T6"><text:s text:c="2"/></text:span><text:span text:style-name="T6">LSB Hymn License </text:span></text:p>
            <text:p text:style-name="P8"><text:span text:style-name="T6"><text:s text:c="2"/></text:span><text:span text:style-name="T6">.NET, no. 100011038.</text:span></text:p>
            <text:p text:style-name="P8"><text:span text:style-name="T6"/></text:p>
          </draw:text-box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3:21:32.944000000</meta:creation-date>
    <dc:title>Hymn template</dc:title>
    <meta:editing-duration>PT16M2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7T00:02:38.767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09T13:21:32.196000000"/>
  </office:meta>
</office:document-meta>
</file>